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42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PM XPM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5" table:default-cell-style-name="ce2"/>
        <table:table-column table:style-name="co3" table:number-columns-repeated="1011" table:default-cell-style-name="ce2"/>
        <table:table-row table:style-name="ro1"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GPM</text:p>
          </table:table-cell>
          <table:table-cell table:style-name="ce1" office:value-type="string" calcext:value-type="string">
            <text:p>XPM</text:p>
          </table:table-cell>
          <table:table-cell/>
          <table:table-cell table:style-name="ce1" office:value-type="string" calcext:value-type="string">
            <text:p>Carry</text:p>
          </table:table-cell>
          <table:table-cell table:style-name="ce1" office:value-type="string" calcext:value-type="string">
            <text:p>GPM</text:p>
          </table:table-cell>
          <table:table-cell table:style-name="ce1" office:value-type="string" calcext:value-type="string">
            <text:p>XPM</text:p>
          </table:table-cell>
          <table:table-cell table:style-name="ce1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GPM</text:p>
          </table:table-cell>
          <table:table-cell table:style-name="ce1" office:value-type="string" calcext:value-type="string">
            <text:p>XPM</text:p>
          </table:table-cell>
          <table:table-cell table:style-name="ce1"/>
          <table:table-cell table:style-name="ce1" office:value-type="string" calcext:value-type="string">
            <text:p><text:a xlink:href="https://www.dotabuff.com/heroes/economy" xlink:type="simple">Source</text:a></text:p>
          </table:table-cell>
          <table:table-cell table:style-name="ce1" table:number-columns-repeated="1010"/>
          <table:table-cell/>
        </table:table-row>
        <table:table-row table:style-name="ro1">
          <table:table-cell office:value-type="string" calcext:value-type="string">
            <text:p>Abaddon</text:p>
          </table:table-cell>
          <table:table-cell office:value-type="float" office:value="381.25" calcext:value-type="float">
            <text:p>381.25</text:p>
          </table:table-cell>
          <table:table-cell office:value-type="float" office:value="544.59" calcext:value-type="float">
            <text:p>544.59</text:p>
          </table:table-cell>
          <table:table-cell/>
          <table:table-cell office:value-type="string" calcext:value-type="string">
            <text:p>Abaddon</text:p>
          </table:table-cell>
          <table:table-cell office:value-type="float" office:value="381.25" calcext:value-type="float">
            <text:p>381.25</text:p>
          </table:table-cell>
          <table:table-cell office:value-type="float" office:value="544.59" calcext:value-type="float">
            <text:p>544.59</text:p>
          </table:table-cell>
          <table:table-cell/>
          <table:table-cell office:value-type="string" calcext:value-type="string">
            <text:p>Abaddon</text:p>
          </table:table-cell>
          <table:table-cell office:value-type="float" office:value="381.25" calcext:value-type="float">
            <text:p>381.25</text:p>
          </table:table-cell>
          <table:table-cell office:value-type="float" office:value="544.59" calcext:value-type="float">
            <text:p>544.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hemist</text:p>
          </table:table-cell>
          <table:table-cell office:value-type="float" office:value="719.14" calcext:value-type="float">
            <text:p>719.14</text:p>
          </table:table-cell>
          <table:table-cell office:value-type="float" office:value="607.82" calcext:value-type="float">
            <text:p>607.82</text:p>
          </table:table-cell>
          <table:table-cell/>
          <table:table-cell office:value-type="string" calcext:value-type="string">
            <text:p>Alchemist</text:p>
          </table:table-cell>
          <table:table-cell office:value-type="float" office:value="719.14" calcext:value-type="float">
            <text:p>719.14</text:p>
          </table:table-cell>
          <table:table-cell office:value-type="float" office:value="607.82" calcext:value-type="float">
            <text:p>607.82</text:p>
          </table:table-cell>
          <table:table-cell/>
          <table:table-cell office:value-type="string" calcext:value-type="string">
            <text:p>Alchemist</text:p>
          </table:table-cell>
          <table:table-cell office:value-type="float" office:value="719.14" calcext:value-type="float">
            <text:p>719.14</text:p>
          </table:table-cell>
          <table:table-cell office:value-type="float" office:value="607.82" calcext:value-type="float">
            <text:p>607.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cient Apparition</text:p>
          </table:table-cell>
          <table:table-cell office:value-type="float" office:value="342.68" calcext:value-type="float">
            <text:p>342.68</text:p>
          </table:table-cell>
          <table:table-cell office:value-type="float" office:value="435.16" calcext:value-type="float">
            <text:p>435.16</text:p>
          </table:table-cell>
          <table:table-cell/>
          <table:table-cell office:value-type="string" calcext:value-type="string">
            <text:p>Anti-Mage</text:p>
          </table:table-cell>
          <table:table-cell office:value-type="float" office:value="609.38" calcext:value-type="float">
            <text:p>609.38</text:p>
          </table:table-cell>
          <table:table-cell office:value-type="float" office:value="666.81" calcext:value-type="float">
            <text:p>666.81</text:p>
          </table:table-cell>
          <table:table-cell/>
          <table:table-cell office:value-type="string" calcext:value-type="string">
            <text:p>Ancient Apparition</text:p>
          </table:table-cell>
          <table:table-cell office:value-type="float" office:value="342.68" calcext:value-type="float">
            <text:p>342.68</text:p>
          </table:table-cell>
          <table:table-cell office:value-type="float" office:value="435.16" calcext:value-type="float">
            <text:p>435.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e</text:p>
          </table:table-cell>
          <table:table-cell office:value-type="float" office:value="274.89" calcext:value-type="float">
            <text:p>274.89</text:p>
          </table:table-cell>
          <table:table-cell office:value-type="float" office:value="433.02" calcext:value-type="float">
            <text:p>433.02</text:p>
          </table:table-cell>
          <table:table-cell/>
          <table:table-cell office:value-type="string" calcext:value-type="string">
            <text:p>Arc Warden</text:p>
          </table:table-cell>
          <table:table-cell office:value-type="float" office:value="590.33" calcext:value-type="float">
            <text:p>590.33</text:p>
          </table:table-cell>
          <table:table-cell office:value-type="float" office:value="595.35" calcext:value-type="float">
            <text:p>595.35</text:p>
          </table:table-cell>
          <table:table-cell/>
          <table:table-cell office:value-type="string" calcext:value-type="string">
            <text:p>Anti-Mage</text:p>
          </table:table-cell>
          <table:table-cell office:value-type="float" office:value="609.38" calcext:value-type="float">
            <text:p>609.38</text:p>
          </table:table-cell>
          <table:table-cell office:value-type="float" office:value="666.81" calcext:value-type="float">
            <text:p>666.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n</text:p>
          </table:table-cell>
          <table:table-cell office:value-type="float" office:value="273.62" calcext:value-type="float">
            <text:p>273.62</text:p>
          </table:table-cell>
          <table:table-cell office:value-type="float" office:value="393.84" calcext:value-type="float">
            <text:p>393.84</text:p>
          </table:table-cell>
          <table:table-cell/>
          <table:table-cell office:value-type="string" calcext:value-type="string">
            <text:p>Bloodseeker</text:p>
          </table:table-cell>
          <table:table-cell office:value-type="float" office:value="470.78" calcext:value-type="float">
            <text:p>470.78</text:p>
          </table:table-cell>
          <table:table-cell office:value-type="float" office:value="581.66" calcext:value-type="float">
            <text:p>581.66</text:p>
          </table:table-cell>
          <table:table-cell/>
          <table:table-cell office:value-type="string" calcext:value-type="string">
            <text:p>Arc Warden</text:p>
          </table:table-cell>
          <table:table-cell office:value-type="float" office:value="590.33" calcext:value-type="float">
            <text:p>590.33</text:p>
          </table:table-cell>
          <table:table-cell office:value-type="float" office:value="595.35" calcext:value-type="float">
            <text:p>595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ystal Maiden</text:p>
          </table:table-cell>
          <table:table-cell office:value-type="float" office:value="333.54" calcext:value-type="float">
            <text:p>333.54</text:p>
          </table:table-cell>
          <table:table-cell office:value-type="float" office:value="425.4" calcext:value-type="float">
            <text:p>425.4</text:p>
          </table:table-cell>
          <table:table-cell/>
          <table:table-cell office:value-type="string" calcext:value-type="string">
            <text:p>Brewmaster</text:p>
          </table:table-cell>
          <table:table-cell office:value-type="float" office:value="413.61" calcext:value-type="float">
            <text:p>413.61</text:p>
          </table:table-cell>
          <table:table-cell office:value-type="float" office:value="537.11" calcext:value-type="float">
            <text:p>537.11</text:p>
          </table:table-cell>
          <table:table-cell/>
          <table:table-cell office:value-type="string" calcext:value-type="string">
            <text:p>Axe</text:p>
          </table:table-cell>
          <table:table-cell office:value-type="float" office:value="415.62" calcext:value-type="float">
            <text:p>415.62</text:p>
          </table:table-cell>
          <table:table-cell office:value-type="float" office:value="537.96" calcext:value-type="float">
            <text:p>537.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rk Willow</text:p>
          </table:table-cell>
          <table:table-cell office:value-type="float" office:value="323.15" calcext:value-type="float">
            <text:p>323.15</text:p>
          </table:table-cell>
          <table:table-cell office:value-type="float" office:value="434.18" calcext:value-type="float">
            <text:p>434.18</text:p>
          </table:table-cell>
          <table:table-cell/>
          <table:table-cell office:value-type="string" calcext:value-type="string">
            <text:p>Bristleback</text:p>
          </table:table-cell>
          <table:table-cell office:value-type="float" office:value="427.82" calcext:value-type="float">
            <text:p>427.82</text:p>
          </table:table-cell>
          <table:table-cell office:value-type="float" office:value="550.02" calcext:value-type="float">
            <text:p>550.02</text:p>
          </table:table-cell>
          <table:table-cell/>
          <table:table-cell office:value-type="string" calcext:value-type="string">
            <text:p>Bane</text:p>
          </table:table-cell>
          <table:table-cell office:value-type="float" office:value="274.89" calcext:value-type="float">
            <text:p>274.89</text:p>
          </table:table-cell>
          <table:table-cell office:value-type="float" office:value="433.02" calcext:value-type="float">
            <text:p>433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338.47" calcext:value-type="float">
            <text:p>338.47</text:p>
          </table:table-cell>
          <table:table-cell office:value-type="float" office:value="442.74" calcext:value-type="float">
            <text:p>442.74</text:p>
          </table:table-cell>
          <table:table-cell/>
          <table:table-cell office:value-type="string" calcext:value-type="string">
            <text:p>Broodmother</text:p>
          </table:table-cell>
          <table:table-cell office:value-type="float" office:value="456.41" calcext:value-type="float">
            <text:p>456.41</text:p>
          </table:table-cell>
          <table:table-cell office:value-type="float" office:value="569.8" calcext:value-type="float">
            <text:p>569.8</text:p>
          </table:table-cell>
          <table:table-cell/>
          <table:table-cell office:value-type="string" calcext:value-type="string">
            <text:p>Batrider</text:p>
          </table:table-cell>
          <table:table-cell office:value-type="float" office:value="341.1" calcext:value-type="float">
            <text:p>341.1</text:p>
          </table:table-cell>
          <table:table-cell office:value-type="float" office:value="465.38" calcext:value-type="float">
            <text:p>465.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sruptor</text:p>
          </table:table-cell>
          <table:table-cell office:value-type="float" office:value="308.94" calcext:value-type="float">
            <text:p>308.94</text:p>
          </table:table-cell>
          <table:table-cell office:value-type="float" office:value="423.4" calcext:value-type="float">
            <text:p>423.4</text:p>
          </table:table-cell>
          <table:table-cell/>
          <table:table-cell office:value-type="string" calcext:value-type="string">
            <text:p>Chaos Knight</text:p>
          </table:table-cell>
          <table:table-cell office:value-type="float" office:value="461.41" calcext:value-type="float">
            <text:p>461.41</text:p>
          </table:table-cell>
          <table:table-cell office:value-type="float" office:value="561.27" calcext:value-type="float">
            <text:p>561.27</text:p>
          </table:table-cell>
          <table:table-cell/>
          <table:table-cell office:value-type="string" calcext:value-type="string">
            <text:p>Beastmaster</text:p>
          </table:table-cell>
          <table:table-cell office:value-type="float" office:value="419.29" calcext:value-type="float">
            <text:p>419.29</text:p>
          </table:table-cell>
          <table:table-cell office:value-type="float" office:value="567.15" calcext:value-type="float">
            <text:p>567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rthshaker</text:p>
          </table:table-cell>
          <table:table-cell office:value-type="float" office:value="353.79" calcext:value-type="float">
            <text:p>353.79</text:p>
          </table:table-cell>
          <table:table-cell office:value-type="float" office:value="487.63" calcext:value-type="float">
            <text:p>487.63</text:p>
          </table:table-cell>
          <table:table-cell/>
          <table:table-cell office:value-type="string" calcext:value-type="string">
            <text:p>Clinkz</text:p>
          </table:table-cell>
          <table:table-cell office:value-type="float" office:value="432.86" calcext:value-type="float">
            <text:p>432.86</text:p>
          </table:table-cell>
          <table:table-cell office:value-type="float" office:value="547.86" calcext:value-type="float">
            <text:p>547.86</text:p>
          </table:table-cell>
          <table:table-cell/>
          <table:table-cell office:value-type="string" calcext:value-type="string">
            <text:p>Bloodseeker</text:p>
          </table:table-cell>
          <table:table-cell office:value-type="float" office:value="470.78" calcext:value-type="float">
            <text:p>470.78</text:p>
          </table:table-cell>
          <table:table-cell office:value-type="float" office:value="581.66" calcext:value-type="float">
            <text:p>581.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chantress</text:p>
          </table:table-cell>
          <table:table-cell office:value-type="float" office:value="368.35" calcext:value-type="float">
            <text:p>368.35</text:p>
          </table:table-cell>
          <table:table-cell office:value-type="float" office:value="506.3" calcext:value-type="float">
            <text:p>506.3</text:p>
          </table:table-cell>
          <table:table-cell/>
          <table:table-cell office:value-type="string" calcext:value-type="string">
            <text:p>Death Prophet</text:p>
          </table:table-cell>
          <table:table-cell office:value-type="float" office:value="410.96" calcext:value-type="float">
            <text:p>410.96</text:p>
          </table:table-cell>
          <table:table-cell office:value-type="float" office:value="526.69" calcext:value-type="float">
            <text:p>526.69</text:p>
          </table:table-cell>
          <table:table-cell/>
          <table:table-cell office:value-type="string" calcext:value-type="string">
            <text:p>Bounty Hunter</text:p>
          </table:table-cell>
          <table:table-cell office:value-type="float" office:value="467.54" calcext:value-type="float">
            <text:p>467.54</text:p>
          </table:table-cell>
          <table:table-cell office:value-type="float" office:value="531.26" calcext:value-type="float">
            <text:p>531.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imstroke</text:p>
          </table:table-cell>
          <table:table-cell office:value-type="float" office:value="375.65" calcext:value-type="float">
            <text:p>375.65</text:p>
          </table:table-cell>
          <table:table-cell office:value-type="float" office:value="452.07" calcext:value-type="float">
            <text:p>452.07</text:p>
          </table:table-cell>
          <table:table-cell/>
          <table:table-cell office:value-type="string" calcext:value-type="string">
            <text:p>Doom</text:p>
          </table:table-cell>
          <table:table-cell office:value-type="float" office:value="471.13" calcext:value-type="float">
            <text:p>471.13</text:p>
          </table:table-cell>
          <table:table-cell office:value-type="float" office:value="527.46" calcext:value-type="float">
            <text:p>527.46</text:p>
          </table:table-cell>
          <table:table-cell/>
          <table:table-cell office:value-type="string" calcext:value-type="string">
            <text:p>Brewmaster</text:p>
          </table:table-cell>
          <table:table-cell office:value-type="float" office:value="413.61" calcext:value-type="float">
            <text:p>413.61</text:p>
          </table:table-cell>
          <table:table-cell office:value-type="float" office:value="537.11" calcext:value-type="float">
            <text:p>537.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264.47" calcext:value-type="float">
            <text:p>264.47</text:p>
          </table:table-cell>
          <table:table-cell office:value-type="float" office:value="409.74" calcext:value-type="float">
            <text:p>409.74</text:p>
          </table:table-cell>
          <table:table-cell/>
          <table:table-cell office:value-type="string" calcext:value-type="string">
            <text:p>Dragon Knight</text:p>
          </table:table-cell>
          <table:table-cell office:value-type="float" office:value="439.56" calcext:value-type="float">
            <text:p>439.56</text:p>
          </table:table-cell>
          <table:table-cell office:value-type="float" office:value="546.74" calcext:value-type="float">
            <text:p>546.74</text:p>
          </table:table-cell>
          <table:table-cell/>
          <table:table-cell office:value-type="string" calcext:value-type="string">
            <text:p>Bristleback</text:p>
          </table:table-cell>
          <table:table-cell office:value-type="float" office:value="427.82" calcext:value-type="float">
            <text:p>427.82</text:p>
          </table:table-cell>
          <table:table-cell office:value-type="float" office:value="550.02" calcext:value-type="float">
            <text:p>55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kiro</text:p>
          </table:table-cell>
          <table:table-cell office:value-type="float" office:value="343.27" calcext:value-type="float">
            <text:p>343.27</text:p>
          </table:table-cell>
          <table:table-cell office:value-type="float" office:value="478.69" calcext:value-type="float">
            <text:p>478.69</text:p>
          </table:table-cell>
          <table:table-cell/>
          <table:table-cell office:value-type="string" calcext:value-type="string">
            <text:p>Drow Ranger</text:p>
          </table:table-cell>
          <table:table-cell office:value-type="float" office:value="501.35" calcext:value-type="float">
            <text:p>501.35</text:p>
          </table:table-cell>
          <table:table-cell office:value-type="float" office:value="600.26" calcext:value-type="float">
            <text:p>600.26</text:p>
          </table:table-cell>
          <table:table-cell/>
          <table:table-cell office:value-type="string" calcext:value-type="string">
            <text:p>Broodmother</text:p>
          </table:table-cell>
          <table:table-cell office:value-type="float" office:value="456.41" calcext:value-type="float">
            <text:p>456.41</text:p>
          </table:table-cell>
          <table:table-cell office:value-type="float" office:value="569.8" calcext:value-type="float">
            <text:p>569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eper of the Light</text:p>
          </table:table-cell>
          <table:table-cell office:value-type="float" office:value="336.86" calcext:value-type="float">
            <text:p>336.86</text:p>
          </table:table-cell>
          <table:table-cell office:value-type="float" office:value="450.35" calcext:value-type="float">
            <text:p>450.35</text:p>
          </table:table-cell>
          <table:table-cell/>
          <table:table-cell office:value-type="string" calcext:value-type="string">
            <text:p>Ember Spirit</text:p>
          </table:table-cell>
          <table:table-cell office:value-type="float" office:value="498.39" calcext:value-type="float">
            <text:p>498.39</text:p>
          </table:table-cell>
          <table:table-cell office:value-type="float" office:value="610.95" calcext:value-type="float">
            <text:p>610.95</text:p>
          </table:table-cell>
          <table:table-cell/>
          <table:table-cell office:value-type="string" calcext:value-type="string">
            <text:p>Centaur Warrunner</text:p>
          </table:table-cell>
          <table:table-cell office:value-type="float" office:value="400.62" calcext:value-type="float">
            <text:p>400.62</text:p>
          </table:table-cell>
          <table:table-cell office:value-type="float" office:value="505.32" calcext:value-type="float">
            <text:p>505.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nkka</text:p>
          </table:table-cell>
          <table:table-cell office:value-type="float" office:value="493.68" calcext:value-type="float">
            <text:p>493.68</text:p>
          </table:table-cell>
          <table:table-cell office:value-type="float" office:value="589.77" calcext:value-type="float">
            <text:p>589.77</text:p>
          </table:table-cell>
          <table:table-cell/>
          <table:table-cell office:value-type="string" calcext:value-type="string">
            <text:p>Faceless Void</text:p>
          </table:table-cell>
          <table:table-cell office:value-type="float" office:value="500.5" calcext:value-type="float">
            <text:p>500.5</text:p>
          </table:table-cell>
          <table:table-cell office:value-type="float" office:value="599.43" calcext:value-type="float">
            <text:p>599.43</text:p>
          </table:table-cell>
          <table:table-cell/>
          <table:table-cell office:value-type="string" calcext:value-type="string">
            <text:p>Chaos Knight</text:p>
          </table:table-cell>
          <table:table-cell office:value-type="float" office:value="461.41" calcext:value-type="float">
            <text:p>461.41</text:p>
          </table:table-cell>
          <table:table-cell office:value-type="float" office:value="561.27" calcext:value-type="float">
            <text:p>561.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shrac</text:p>
          </table:table-cell>
          <table:table-cell office:value-type="float" office:value="404.1" calcext:value-type="float">
            <text:p>404.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string" calcext:value-type="string">
            <text:p>Gyrocopter</text:p>
          </table:table-cell>
          <table:table-cell office:value-type="float" office:value="453.83" calcext:value-type="float">
            <text:p>453.83</text:p>
          </table:table-cell>
          <table:table-cell office:value-type="float" office:value="540.57" calcext:value-type="float">
            <text:p>540.57</text:p>
          </table:table-cell>
          <table:table-cell/>
          <table:table-cell office:value-type="string" calcext:value-type="string">
            <text:p>Chen</text:p>
          </table:table-cell>
          <table:table-cell office:value-type="float" office:value="273.62" calcext:value-type="float">
            <text:p>273.62</text:p>
          </table:table-cell>
          <table:table-cell office:value-type="float" office:value="393.84" calcext:value-type="float">
            <text:p>393.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ch</text:p>
          </table:table-cell>
          <table:table-cell office:value-type="float" office:value="304.26" calcext:value-type="float">
            <text:p>304.26</text:p>
          </table:table-cell>
          <table:table-cell office:value-type="float" office:value="422.25" calcext:value-type="float">
            <text:p>422.25</text:p>
          </table:table-cell>
          <table:table-cell/>
          <table:table-cell office:value-type="string" calcext:value-type="string">
            <text:p>Huskar</text:p>
          </table:table-cell>
          <table:table-cell office:value-type="float" office:value="446.6" calcext:value-type="float">
            <text:p>446.6</text:p>
          </table:table-cell>
          <table:table-cell office:value-type="float" office:value="552.5" calcext:value-type="float">
            <text:p>552.5</text:p>
          </table:table-cell>
          <table:table-cell/>
          <table:table-cell office:value-type="string" calcext:value-type="string">
            <text:p>Clinkz</text:p>
          </table:table-cell>
          <table:table-cell office:value-type="float" office:value="432.86" calcext:value-type="float">
            <text:p>432.86</text:p>
          </table:table-cell>
          <table:table-cell office:value-type="float" office:value="547.86" calcext:value-type="float">
            <text:p>547.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a</text:p>
          </table:table-cell>
          <table:table-cell office:value-type="float" office:value="445.02" calcext:value-type="float">
            <text:p>445.02</text:p>
          </table:table-cell>
          <table:table-cell office:value-type="float" office:value="547.39" calcext:value-type="float">
            <text:p>547.39</text:p>
          </table:table-cell>
          <table:table-cell/>
          <table:table-cell office:value-type="string" calcext:value-type="string">
            <text:p>Invoker</text:p>
          </table:table-cell>
          <table:table-cell office:value-type="float" office:value="467.92" calcext:value-type="float">
            <text:p>467.92</text:p>
          </table:table-cell>
          <table:table-cell office:value-type="float" office:value="584.33" calcext:value-type="float">
            <text:p>584.33</text:p>
          </table:table-cell>
          <table:table-cell/>
          <table:table-cell office:value-type="string" calcext:value-type="string">
            <text:p>Clockwerk</text:p>
          </table:table-cell>
          <table:table-cell office:value-type="float" office:value="343.89" calcext:value-type="float">
            <text:p>343.89</text:p>
          </table:table-cell>
          <table:table-cell office:value-type="float" office:value="472.6" calcext:value-type="float">
            <text:p>472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32.45" calcext:value-type="float">
            <text:p>332.45</text:p>
          </table:table-cell>
          <table:table-cell office:value-type="float" office:value="460.58" calcext:value-type="float">
            <text:p>460.58</text:p>
          </table:table-cell>
          <table:table-cell/>
          <table:table-cell office:value-type="string" calcext:value-type="string">
            <text:p>Juggernaut</text:p>
          </table:table-cell>
          <table:table-cell office:value-type="float" office:value="561.63" calcext:value-type="float">
            <text:p>561.63</text:p>
          </table:table-cell>
          <table:table-cell office:value-type="float" office:value="637.47" calcext:value-type="float">
            <text:p>637.47</text:p>
          </table:table-cell>
          <table:table-cell/>
          <table:table-cell office:value-type="string" calcext:value-type="string">
            <text:p>Crystal Maiden</text:p>
          </table:table-cell>
          <table:table-cell office:value-type="float" office:value="333.54" calcext:value-type="float">
            <text:p>333.54</text:p>
          </table:table-cell>
          <table:table-cell office:value-type="float" office:value="425.4" calcext:value-type="float">
            <text:p>425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rana</text:p>
          </table:table-cell>
          <table:table-cell office:value-type="float" office:value="409.57" calcext:value-type="float">
            <text:p>409.57</text:p>
          </table:table-cell>
          <table:table-cell office:value-type="float" office:value="508.2" calcext:value-type="float">
            <text:p>508.2</text:p>
          </table:table-cell>
          <table:table-cell/>
          <table:table-cell office:value-type="string" calcext:value-type="string">
            <text:p>Kunkka</text:p>
          </table:table-cell>
          <table:table-cell office:value-type="float" office:value="493.68" calcext:value-type="float">
            <text:p>493.68</text:p>
          </table:table-cell>
          <table:table-cell office:value-type="float" office:value="589.77" calcext:value-type="float">
            <text:p>589.77</text:p>
          </table:table-cell>
          <table:table-cell/>
          <table:table-cell office:value-type="string" calcext:value-type="string">
            <text:p>Dark Seer</text:p>
          </table:table-cell>
          <table:table-cell office:value-type="float" office:value="388.63" calcext:value-type="float">
            <text:p>388.63</text:p>
          </table:table-cell>
          <table:table-cell office:value-type="float" office:value="484.94" calcext:value-type="float">
            <text:p>484.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ga Siren</text:p>
          </table:table-cell>
          <table:table-cell office:value-type="float" office:value="514.84" calcext:value-type="float">
            <text:p>514.84</text:p>
          </table:table-cell>
          <table:table-cell office:value-type="float" office:value="572.55" calcext:value-type="float">
            <text:p>572.55</text:p>
          </table:table-cell>
          <table:table-cell/>
          <table:table-cell office:value-type="string" calcext:value-type="string">
            <text:p>Legion Commander</text:p>
          </table:table-cell>
          <table:table-cell office:value-type="float" office:value="430.07" calcext:value-type="float">
            <text:p>430.07</text:p>
          </table:table-cell>
          <table:table-cell office:value-type="float" office:value="582.33" calcext:value-type="float">
            <text:p>582.33</text:p>
          </table:table-cell>
          <table:table-cell/>
          <table:table-cell office:value-type="string" calcext:value-type="string">
            <text:p>Dark Willow</text:p>
          </table:table-cell>
          <table:table-cell office:value-type="float" office:value="323.15" calcext:value-type="float">
            <text:p>323.15</text:p>
          </table:table-cell>
          <table:table-cell office:value-type="float" office:value="434.18" calcext:value-type="float">
            <text:p>434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gre Magi</text:p>
          </table:table-cell>
          <table:table-cell office:value-type="float" office:value="362.07" calcext:value-type="float">
            <text:p>362.07</text:p>
          </table:table-cell>
          <table:table-cell office:value-type="float" office:value="448.89" calcext:value-type="float">
            <text:p>448.89</text:p>
          </table:table-cell>
          <table:table-cell/>
          <table:table-cell office:value-type="string" calcext:value-type="string">
            <text:p>Leshrac</text:p>
          </table:table-cell>
          <table:table-cell office:value-type="float" office:value="404.1" calcext:value-type="float">
            <text:p>404.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string" calcext:value-type="string">
            <text:p>Dazzle</text:p>
          </table:table-cell>
          <table:table-cell office:value-type="float" office:value="338.47" calcext:value-type="float">
            <text:p>338.47</text:p>
          </table:table-cell>
          <table:table-cell office:value-type="float" office:value="442.74" calcext:value-type="float">
            <text:p>442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mniknight</text:p>
          </table:table-cell>
          <table:table-cell office:value-type="float" office:value="350.03" calcext:value-type="float">
            <text:p>350.03</text:p>
          </table:table-cell>
          <table:table-cell office:value-type="float" office:value="454.55" calcext:value-type="float">
            <text:p>454.55</text:p>
          </table:table-cell>
          <table:table-cell/>
          <table:table-cell office:value-type="string" calcext:value-type="string">
            <text:p>Lifestealer</text:p>
          </table:table-cell>
          <table:table-cell office:value-type="float" office:value="452.78" calcext:value-type="float">
            <text:p>452.78</text:p>
          </table:table-cell>
          <table:table-cell office:value-type="float" office:value="567.24" calcext:value-type="float">
            <text:p>567.24</text:p>
          </table:table-cell>
          <table:table-cell/>
          <table:table-cell office:value-type="string" calcext:value-type="string">
            <text:p>Death Prophet</text:p>
          </table:table-cell>
          <table:table-cell office:value-type="float" office:value="410.96" calcext:value-type="float">
            <text:p>410.96</text:p>
          </table:table-cell>
          <table:table-cell office:value-type="float" office:value="526.69" calcext:value-type="float">
            <text:p>526.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314.78" calcext:value-type="float">
            <text:p>314.78</text:p>
          </table:table-cell>
          <table:table-cell office:value-type="float" office:value="455.07" calcext:value-type="float">
            <text:p>455.07</text:p>
          </table:table-cell>
          <table:table-cell/>
          <table:table-cell office:value-type="string" calcext:value-type="string">
            <text:p>Lina</text:p>
          </table:table-cell>
          <table:table-cell office:value-type="float" office:value="445.02" calcext:value-type="float">
            <text:p>445.02</text:p>
          </table:table-cell>
          <table:table-cell office:value-type="float" office:value="547.39" calcext:value-type="float">
            <text:p>547.39</text:p>
          </table:table-cell>
          <table:table-cell/>
          <table:table-cell office:value-type="string" calcext:value-type="string">
            <text:p>Disruptor</text:p>
          </table:table-cell>
          <table:table-cell office:value-type="float" office:value="308.94" calcext:value-type="float">
            <text:p>308.94</text:p>
          </table:table-cell>
          <table:table-cell office:value-type="float" office:value="423.4" calcext:value-type="float">
            <text:p>423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394.26" calcext:value-type="float">
            <text:p>394.26</text:p>
          </table:table-cell>
          <table:table-cell office:value-type="float" office:value="497.1" calcext:value-type="float">
            <text:p>497.1</text:p>
          </table:table-cell>
          <table:table-cell/>
          <table:table-cell office:value-type="string" calcext:value-type="string">
            <text:p>Lone Druid</text:p>
          </table:table-cell>
          <table:table-cell office:value-type="float" office:value="452.07" calcext:value-type="float">
            <text:p>452.07</text:p>
          </table:table-cell>
          <table:table-cell office:value-type="float" office:value="508.45" calcext:value-type="float">
            <text:p>508.45</text:p>
          </table:table-cell>
          <table:table-cell/>
          <table:table-cell office:value-type="string" calcext:value-type="string">
            <text:p>Doom</text:p>
          </table:table-cell>
          <table:table-cell office:value-type="float" office:value="471.13" calcext:value-type="float">
            <text:p>471.13</text:p>
          </table:table-cell>
          <table:table-cell office:value-type="float" office:value="527.46" calcext:value-type="float">
            <text:p>527.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bick</text:p>
          </table:table-cell>
          <table:table-cell office:value-type="float" office:value="334.07" calcext:value-type="float">
            <text:p>334.07</text:p>
          </table:table-cell>
          <table:table-cell office:value-type="float" office:value="450.58" calcext:value-type="float">
            <text:p>450.58</text:p>
          </table:table-cell>
          <table:table-cell/>
          <table:table-cell office:value-type="string" calcext:value-type="string">
            <text:p>Luna</text:p>
          </table:table-cell>
          <table:table-cell office:value-type="float" office:value="528.88" calcext:value-type="float">
            <text:p>528.88</text:p>
          </table:table-cell>
          <table:table-cell office:value-type="float" office:value="603.99" calcext:value-type="float">
            <text:p>603.99</text:p>
          </table:table-cell>
          <table:table-cell/>
          <table:table-cell office:value-type="string" calcext:value-type="string">
            <text:p>Dragon Knight</text:p>
          </table:table-cell>
          <table:table-cell office:value-type="float" office:value="439.56" calcext:value-type="float">
            <text:p>439.56</text:p>
          </table:table-cell>
          <table:table-cell office:value-type="float" office:value="546.74" calcext:value-type="float">
            <text:p>546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nd King</text:p>
          </table:table-cell>
          <table:table-cell office:value-type="float" office:value="377.35" calcext:value-type="float">
            <text:p>377.35</text:p>
          </table:table-cell>
          <table:table-cell office:value-type="float" office:value="505.84" calcext:value-type="float">
            <text:p>505.84</text:p>
          </table:table-cell>
          <table:table-cell/>
          <table:table-cell office:value-type="string" calcext:value-type="string">
            <text:p>Lycan</text:p>
          </table:table-cell>
          <table:table-cell office:value-type="float" office:value="431.76" calcext:value-type="float">
            <text:p>431.76</text:p>
          </table:table-cell>
          <table:table-cell office:value-type="float" office:value="497.73" calcext:value-type="float">
            <text:p>497.73</text:p>
          </table:table-cell>
          <table:table-cell/>
          <table:table-cell office:value-type="string" calcext:value-type="string">
            <text:p>Drow Ranger</text:p>
          </table:table-cell>
          <table:table-cell office:value-type="float" office:value="501.35" calcext:value-type="float">
            <text:p>501.35</text:p>
          </table:table-cell>
          <table:table-cell office:value-type="float" office:value="600.26" calcext:value-type="float">
            <text:p>600.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adow Demon</text:p>
          </table:table-cell>
          <table:table-cell office:value-type="float" office:value="307.87" calcext:value-type="float">
            <text:p>307.87</text:p>
          </table:table-cell>
          <table:table-cell office:value-type="float" office:value="461.33" calcext:value-type="float">
            <text:p>461.33</text:p>
          </table:table-cell>
          <table:table-cell/>
          <table:table-cell office:value-type="string" calcext:value-type="string">
            <text:p>Medusa</text:p>
          </table:table-cell>
          <table:table-cell office:value-type="float" office:value="567.79" calcext:value-type="float">
            <text:p>567.79</text:p>
          </table:table-cell>
          <table:table-cell office:value-type="float" office:value="634.36" calcext:value-type="float">
            <text:p>634.36</text:p>
          </table:table-cell>
          <table:table-cell/>
          <table:table-cell office:value-type="string" calcext:value-type="string">
            <text:p>Earth Spirit</text:p>
          </table:table-cell>
          <table:table-cell office:value-type="float" office:value="331.95" calcext:value-type="float">
            <text:p>331.95</text:p>
          </table:table-cell>
          <table:table-cell office:value-type="float" office:value="448.02" calcext:value-type="float">
            <text:p>448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adow Shaman</text:p>
          </table:table-cell>
          <table:table-cell office:value-type="float" office:value="328.21" calcext:value-type="float">
            <text:p>328.21</text:p>
          </table:table-cell>
          <table:table-cell office:value-type="float" office:value="431.91" calcext:value-type="float">
            <text:p>431.91</text:p>
          </table:table-cell>
          <table:table-cell/>
          <table:table-cell office:value-type="string" calcext:value-type="string">
            <text:p>Meepo</text:p>
          </table:table-cell>
          <table:table-cell office:value-type="float" office:value="568.2" calcext:value-type="float">
            <text:p>568.2</text:p>
          </table:table-cell>
          <table:table-cell office:value-type="float" office:value="656.6" calcext:value-type="float">
            <text:p>656.6</text:p>
          </table:table-cell>
          <table:table-cell/>
          <table:table-cell office:value-type="string" calcext:value-type="string">
            <text:p>Earthshaker</text:p>
          </table:table-cell>
          <table:table-cell office:value-type="float" office:value="353.79" calcext:value-type="float">
            <text:p>353.79</text:p>
          </table:table-cell>
          <table:table-cell office:value-type="float" office:value="487.63" calcext:value-type="float">
            <text:p>487.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lencer</text:p>
          </table:table-cell>
          <table:table-cell office:value-type="float" office:value="358.16" calcext:value-type="float">
            <text:p>358.16</text:p>
          </table:table-cell>
          <table:table-cell office:value-type="float" office:value="453.77" calcext:value-type="float">
            <text:p>453.77</text:p>
          </table:table-cell>
          <table:table-cell/>
          <table:table-cell office:value-type="string" calcext:value-type="string">
            <text:p>Mirana</text:p>
          </table:table-cell>
          <table:table-cell office:value-type="float" office:value="409.57" calcext:value-type="float">
            <text:p>409.57</text:p>
          </table:table-cell>
          <table:table-cell office:value-type="float" office:value="508.2" calcext:value-type="float">
            <text:p>508.2</text:p>
          </table:table-cell>
          <table:table-cell/>
          <table:table-cell office:value-type="string" calcext:value-type="string">
            <text:p>Elder Titan</text:p>
          </table:table-cell>
          <table:table-cell office:value-type="float" office:value="325.42" calcext:value-type="float">
            <text:p>325.42</text:p>
          </table:table-cell>
          <table:table-cell office:value-type="float" office:value="466.7" calcext:value-type="float">
            <text:p>466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ywrath Mage</text:p>
          </table:table-cell>
          <table:table-cell office:value-type="float" office:value="376.91" calcext:value-type="float">
            <text:p>376.91</text:p>
          </table:table-cell>
          <table:table-cell office:value-type="float" office:value="512.29" calcext:value-type="float">
            <text:p>512.29</text:p>
          </table:table-cell>
          <table:table-cell/>
          <table:table-cell office:value-type="string" calcext:value-type="string">
            <text:p>Monkey King</text:p>
          </table:table-cell>
          <table:table-cell office:value-type="float" office:value="456.1" calcext:value-type="float">
            <text:p>456.1</text:p>
          </table:table-cell>
          <table:table-cell office:value-type="float" office:value="554.67" calcext:value-type="float">
            <text:p>554.67</text:p>
          </table:table-cell>
          <table:table-cell/>
          <table:table-cell office:value-type="string" calcext:value-type="string">
            <text:p>Ember Spirit</text:p>
          </table:table-cell>
          <table:table-cell office:value-type="float" office:value="498.39" calcext:value-type="float">
            <text:p>498.39</text:p>
          </table:table-cell>
          <table:table-cell office:value-type="float" office:value="610.95" calcext:value-type="float">
            <text:p>610.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ant Protector</text:p>
          </table:table-cell>
          <table:table-cell office:value-type="float" office:value="291.91" calcext:value-type="float">
            <text:p>291.91</text:p>
          </table:table-cell>
          <table:table-cell office:value-type="float" office:value="413.02" calcext:value-type="float">
            <text:p>413.02</text:p>
          </table:table-cell>
          <table:table-cell/>
          <table:table-cell office:value-type="string" calcext:value-type="string">
            <text:p>Morphling</text:p>
          </table:table-cell>
          <table:table-cell office:value-type="float" office:value="518.26" calcext:value-type="float">
            <text:p>518.26</text:p>
          </table:table-cell>
          <table:table-cell office:value-type="float" office:value="611.79" calcext:value-type="float">
            <text:p>611.79</text:p>
          </table:table-cell>
          <table:table-cell/>
          <table:table-cell office:value-type="string" calcext:value-type="string">
            <text:p>Enchantress</text:p>
          </table:table-cell>
          <table:table-cell office:value-type="float" office:value="368.35" calcext:value-type="float">
            <text:p>368.35</text:p>
          </table:table-cell>
          <table:table-cell office:value-type="float" office:value="506.3" calcext:value-type="float">
            <text:p>506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derlord</text:p>
          </table:table-cell>
          <table:table-cell office:value-type="float" office:value="414.03" calcext:value-type="float">
            <text:p>414.03</text:p>
          </table:table-cell>
          <table:table-cell office:value-type="float" office:value="510.78" calcext:value-type="float">
            <text:p>510.78</text:p>
          </table:table-cell>
          <table:table-cell/>
          <table:table-cell office:value-type="string" calcext:value-type="string">
            <text:p>Naga Siren</text:p>
          </table:table-cell>
          <table:table-cell office:value-type="float" office:value="514.84" calcext:value-type="float">
            <text:p>514.84</text:p>
          </table:table-cell>
          <table:table-cell office:value-type="float" office:value="572.55" calcext:value-type="float">
            <text:p>572.55</text:p>
          </table:table-cell>
          <table:table-cell/>
          <table:table-cell office:value-type="string" calcext:value-type="string">
            <text:p>Enigma</text:p>
          </table:table-cell>
          <table:table-cell office:value-type="float" office:value="429.35" calcext:value-type="float">
            <text:p>429.35</text:p>
          </table:table-cell>
          <table:table-cell office:value-type="float" office:value="494.17" calcext:value-type="float">
            <text:p>494.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dying</text:p>
          </table:table-cell>
          <table:table-cell office:value-type="float" office:value="324.92" calcext:value-type="float">
            <text:p>324.92</text:p>
          </table:table-cell>
          <table:table-cell office:value-type="float" office:value="437.14" calcext:value-type="float">
            <text:p>437.14</text:p>
          </table:table-cell>
          <table:table-cell/>
          <table:table-cell office:value-type="string" calcext:value-type="string">
            <text:p>Nature's Prophet</text:p>
          </table:table-cell>
          <table:table-cell office:value-type="float" office:value="538.09" calcext:value-type="float">
            <text:p>538.09</text:p>
          </table:table-cell>
          <table:table-cell office:value-type="float" office:value="506.59" calcext:value-type="float">
            <text:p>506.59</text:p>
          </table:table-cell>
          <table:table-cell/>
          <table:table-cell office:value-type="string" calcext:value-type="string">
            <text:p>Faceless Void</text:p>
          </table:table-cell>
          <table:table-cell office:value-type="float" office:value="500.5" calcext:value-type="float">
            <text:p>500.5</text:p>
          </table:table-cell>
          <table:table-cell office:value-type="float" office:value="599.43" calcext:value-type="float">
            <text:p>599.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ngeful Spirit</text:p>
          </table:table-cell>
          <table:table-cell office:value-type="float" office:value="331" calcext:value-type="float">
            <text:p>331</text:p>
          </table:table-cell>
          <table:table-cell office:value-type="float" office:value="443.72" calcext:value-type="float">
            <text:p>443.72</text:p>
          </table:table-cell>
          <table:table-cell/>
          <table:table-cell office:value-type="string" calcext:value-type="string">
            <text:p>Necrophos</text:p>
          </table:table-cell>
          <table:table-cell office:value-type="float" office:value="416.85" calcext:value-type="float">
            <text:p>416.85</text:p>
          </table:table-cell>
          <table:table-cell office:value-type="float" office:value="529.41" calcext:value-type="float">
            <text:p>529.41</text:p>
          </table:table-cell>
          <table:table-cell/>
          <table:table-cell office:value-type="string" calcext:value-type="string">
            <text:p>Grimstroke</text:p>
          </table:table-cell>
          <table:table-cell office:value-type="float" office:value="375.65" calcext:value-type="float">
            <text:p>375.65</text:p>
          </table:table-cell>
          <table:table-cell office:value-type="float" office:value="452.07" calcext:value-type="float">
            <text:p>452.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nomancer</text:p>
          </table:table-cell>
          <table:table-cell office:value-type="float" office:value="416.35" calcext:value-type="float">
            <text:p>416.35</text:p>
          </table:table-cell>
          <table:table-cell office:value-type="float" office:value="465.46" calcext:value-type="float">
            <text:p>465.46</text:p>
          </table:table-cell>
          <table:table-cell/>
          <table:table-cell office:value-type="string" calcext:value-type="string">
            <text:p>Night Stalker</text:p>
          </table:table-cell>
          <table:table-cell office:value-type="float" office:value="392.38" calcext:value-type="float">
            <text:p>392.38</text:p>
          </table:table-cell>
          <table:table-cell office:value-type="float" office:value="520.84" calcext:value-type="float">
            <text:p>520.84</text:p>
          </table:table-cell>
          <table:table-cell/>
          <table:table-cell office:value-type="string" calcext:value-type="string">
            <text:p>Gyrocopter</text:p>
          </table:table-cell>
          <table:table-cell office:value-type="float" office:value="453.83" calcext:value-type="float">
            <text:p>453.83</text:p>
          </table:table-cell>
          <table:table-cell office:value-type="float" office:value="540.57" calcext:value-type="float">
            <text:p>540.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sage</text:p>
          </table:table-cell>
          <table:table-cell office:value-type="float" office:value="426.91" calcext:value-type="float">
            <text:p>426.91</text:p>
          </table:table-cell>
          <table:table-cell office:value-type="float" office:value="544.51" calcext:value-type="float">
            <text:p>544.51</text:p>
          </table:table-cell>
          <table:table-cell/>
          <table:table-cell office:value-type="string" calcext:value-type="string">
            <text:p>Outworld Devourer</text:p>
          </table:table-cell>
          <table:table-cell office:value-type="float" office:value="476.29" calcext:value-type="float">
            <text:p>476.29</text:p>
          </table:table-cell>
          <table:table-cell office:value-type="float" office:value="585.42" calcext:value-type="float">
            <text:p>585.42</text:p>
          </table:table-cell>
          <table:table-cell/>
          <table:table-cell office:value-type="string" calcext:value-type="string">
            <text:p>Huskar</text:p>
          </table:table-cell>
          <table:table-cell office:value-type="float" office:value="446.6" calcext:value-type="float">
            <text:p>446.6</text:p>
          </table:table-cell>
          <table:table-cell office:value-type="float" office:value="552.5" calcext:value-type="float">
            <text:p>552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rlock</text:p>
          </table:table-cell>
          <table:table-cell office:value-type="float" office:value="330.83" calcext:value-type="float">
            <text:p>330.83</text:p>
          </table:table-cell>
          <table:table-cell office:value-type="float" office:value="450.26" calcext:value-type="float">
            <text:p>450.26</text:p>
          </table:table-cell>
          <table:table-cell/>
          <table:table-cell office:value-type="string" calcext:value-type="string">
            <text:p>Pangolier</text:p>
          </table:table-cell>
          <table:table-cell office:value-type="float" office:value="448.12" calcext:value-type="float">
            <text:p>448.12</text:p>
          </table:table-cell>
          <table:table-cell office:value-type="float" office:value="560.44" calcext:value-type="float">
            <text:p>560.44</text:p>
          </table:table-cell>
          <table:table-cell/>
          <table:table-cell office:value-type="string" calcext:value-type="string">
            <text:p>Invoker</text:p>
          </table:table-cell>
          <table:table-cell office:value-type="float" office:value="467.92" calcext:value-type="float">
            <text:p>467.92</text:p>
          </table:table-cell>
          <table:table-cell office:value-type="float" office:value="584.33" calcext:value-type="float">
            <text:p>584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dranger</text:p>
          </table:table-cell>
          <table:table-cell office:value-type="float" office:value="422.53" calcext:value-type="float">
            <text:p>422.53</text:p>
          </table:table-cell>
          <table:table-cell office:value-type="float" office:value="543.15" calcext:value-type="float">
            <text:p>543.15</text:p>
          </table:table-cell>
          <table:table-cell/>
          <table:table-cell office:value-type="string" calcext:value-type="string">
            <text:p>Phantom Assassin</text:p>
          </table:table-cell>
          <table:table-cell office:value-type="float" office:value="518.14" calcext:value-type="float">
            <text:p>518.14</text:p>
          </table:table-cell>
          <table:table-cell office:value-type="float" office:value="616.17" calcext:value-type="float">
            <text:p>616.17</text:p>
          </table:table-cell>
          <table:table-cell/>
          <table:table-cell office:value-type="string" calcext:value-type="string">
            <text:p>Io</text:p>
          </table:table-cell>
          <table:table-cell office:value-type="float" office:value="264.47" calcext:value-type="float">
            <text:p>264.47</text:p>
          </table:table-cell>
          <table:table-cell office:value-type="float" office:value="409.74" calcext:value-type="float">
            <text:p>409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ter Wyvern</text:p>
          </table:table-cell>
          <table:table-cell office:value-type="float" office:value="350.89" calcext:value-type="float">
            <text:p>350.89</text:p>
          </table:table-cell>
          <table:table-cell office:value-type="float" office:value="443.02" calcext:value-type="float">
            <text:p>443.02</text:p>
          </table:table-cell>
          <table:table-cell/>
          <table:table-cell office:value-type="string" calcext:value-type="string">
            <text:p>Phantom Lancer</text:p>
          </table:table-cell>
          <table:table-cell office:value-type="float" office:value="471.93" calcext:value-type="float">
            <text:p>471.93</text:p>
          </table:table-cell>
          <table:table-cell office:value-type="float" office:value="566.26" calcext:value-type="float">
            <text:p>566.26</text:p>
          </table:table-cell>
          <table:table-cell/>
          <table:table-cell office:value-type="string" calcext:value-type="string">
            <text:p>Jakiro</text:p>
          </table:table-cell>
          <table:table-cell office:value-type="float" office:value="343.27" calcext:value-type="float">
            <text:p>343.27</text:p>
          </table:table-cell>
          <table:table-cell office:value-type="float" office:value="478.69" calcext:value-type="float">
            <text:p>478.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tch Doctor</text:p>
          </table:table-cell>
          <table:table-cell office:value-type="float" office:value="328.48" calcext:value-type="float">
            <text:p>328.48</text:p>
          </table:table-cell>
          <table:table-cell office:value-type="float" office:value="424.16" calcext:value-type="float">
            <text:p>424.16</text:p>
          </table:table-cell>
          <table:table-cell/>
          <table:table-cell office:value-type="string" calcext:value-type="string">
            <text:p>Queen of Pain</text:p>
          </table:table-cell>
          <table:table-cell office:value-type="float" office:value="455.24" calcext:value-type="float">
            <text:p>455.24</text:p>
          </table:table-cell>
          <table:table-cell office:value-type="float" office:value="574.09" calcext:value-type="float">
            <text:p>574.09</text:p>
          </table:table-cell>
          <table:table-cell/>
          <table:table-cell office:value-type="string" calcext:value-type="string">
            <text:p>Juggernaut</text:p>
          </table:table-cell>
          <table:table-cell office:value-type="float" office:value="561.63" calcext:value-type="float">
            <text:p>561.63</text:p>
          </table:table-cell>
          <table:table-cell office:value-type="float" office:value="637.47" calcext:value-type="float">
            <text:p>637.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raith King</text:p>
          </table:table-cell>
          <table:table-cell office:value-type="float" office:value="454.23" calcext:value-type="float">
            <text:p>454.23</text:p>
          </table:table-cell>
          <table:table-cell office:value-type="float" office:value="549.14" calcext:value-type="float">
            <text:p>549.14</text:p>
          </table:table-cell>
          <table:table-cell/>
          <table:table-cell office:value-type="string" calcext:value-type="string">
            <text:p>Razor</text:p>
          </table:table-cell>
          <table:table-cell office:value-type="float" office:value="463.02" calcext:value-type="float">
            <text:p>463.02</text:p>
          </table:table-cell>
          <table:table-cell office:value-type="float" office:value="556.36" calcext:value-type="float">
            <text:p>556.36</text:p>
          </table:table-cell>
          <table:table-cell/>
          <table:table-cell office:value-type="string" calcext:value-type="string">
            <text:p>Keeper of the Light</text:p>
          </table:table-cell>
          <table:table-cell office:value-type="float" office:value="336.86" calcext:value-type="float">
            <text:p>336.86</text:p>
          </table:table-cell>
          <table:table-cell office:value-type="float" office:value="450.35" calcext:value-type="float">
            <text:p>450.3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3" table:formula="of:=MEDIAN([.B2:.B44])" office:value-type="float" office:value="350.03" calcext:value-type="float">
            <text:p>350.03</text:p>
          </table:table-cell>
          <table:table-cell table:style-name="ce3" table:formula="of:=MEDIAN([.C2:.C44])" office:value-type="float" office:value="454.55" calcext:value-type="float">
            <text:p>454.55</text:p>
          </table:table-cell>
          <table:table-cell/>
          <table:table-cell office:value-type="string" calcext:value-type="string">
            <text:p>Riki</text:p>
          </table:table-cell>
          <table:table-cell office:value-type="float" office:value="377.34" calcext:value-type="float">
            <text:p>377.34</text:p>
          </table:table-cell>
          <table:table-cell office:value-type="float" office:value="536.26" calcext:value-type="float">
            <text:p>536.26</text:p>
          </table:table-cell>
          <table:table-cell/>
          <table:table-cell office:value-type="string" calcext:value-type="string">
            <text:p>Kunkka</text:p>
          </table:table-cell>
          <table:table-cell office:value-type="float" office:value="493.68" calcext:value-type="float">
            <text:p>493.68</text:p>
          </table:table-cell>
          <table:table-cell office:value-type="float" office:value="589.77" calcext:value-type="float">
            <text:p>589.77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hadow Fiend</text:p>
          </table:table-cell>
          <table:table-cell office:value-type="float" office:value="529.78" calcext:value-type="float">
            <text:p>529.78</text:p>
          </table:table-cell>
          <table:table-cell office:value-type="float" office:value="624.62" calcext:value-type="float">
            <text:p>624.62</text:p>
          </table:table-cell>
          <table:table-cell/>
          <table:table-cell office:value-type="string" calcext:value-type="string">
            <text:p>Legion Commander</text:p>
          </table:table-cell>
          <table:table-cell office:value-type="float" office:value="430.07" calcext:value-type="float">
            <text:p>430.07</text:p>
          </table:table-cell>
          <table:table-cell office:value-type="float" office:value="582.33" calcext:value-type="float">
            <text:p>582.3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ilencer</text:p>
          </table:table-cell>
          <table:table-cell office:value-type="float" office:value="358.16" calcext:value-type="float">
            <text:p>358.16</text:p>
          </table:table-cell>
          <table:table-cell office:value-type="float" office:value="453.77" calcext:value-type="float">
            <text:p>453.77</text:p>
          </table:table-cell>
          <table:table-cell/>
          <table:table-cell office:value-type="string" calcext:value-type="string">
            <text:p>Leshrac</text:p>
          </table:table-cell>
          <table:table-cell office:value-type="float" office:value="404.1" calcext:value-type="float">
            <text:p>404.1</text:p>
          </table:table-cell>
          <table:table-cell office:value-type="float" office:value="495.43" calcext:value-type="float">
            <text:p>495.4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lardar</text:p>
          </table:table-cell>
          <table:table-cell office:value-type="float" office:value="377.27" calcext:value-type="float">
            <text:p>377.27</text:p>
          </table:table-cell>
          <table:table-cell office:value-type="float" office:value="505.35" calcext:value-type="float">
            <text:p>505.35</text:p>
          </table:table-cell>
          <table:table-cell/>
          <table:table-cell office:value-type="string" calcext:value-type="string">
            <text:p>Lich</text:p>
          </table:table-cell>
          <table:table-cell office:value-type="float" office:value="304.26" calcext:value-type="float">
            <text:p>304.26</text:p>
          </table:table-cell>
          <table:table-cell office:value-type="float" office:value="422.25" calcext:value-type="float">
            <text:p>422.2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lark</text:p>
          </table:table-cell>
          <table:table-cell office:value-type="float" office:value="486.3" calcext:value-type="float">
            <text:p>486.3</text:p>
          </table:table-cell>
          <table:table-cell office:value-type="float" office:value="611.21" calcext:value-type="float">
            <text:p>611.21</text:p>
          </table:table-cell>
          <table:table-cell/>
          <table:table-cell office:value-type="string" calcext:value-type="string">
            <text:p>Lifestealer</text:p>
          </table:table-cell>
          <table:table-cell office:value-type="float" office:value="452.78" calcext:value-type="float">
            <text:p>452.78</text:p>
          </table:table-cell>
          <table:table-cell office:value-type="float" office:value="567.24" calcext:value-type="float">
            <text:p>567.24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niper</text:p>
          </table:table-cell>
          <table:table-cell office:value-type="float" office:value="489.4" calcext:value-type="float">
            <text:p>489.4</text:p>
          </table:table-cell>
          <table:table-cell office:value-type="float" office:value="564.25" calcext:value-type="float">
            <text:p>564.25</text:p>
          </table:table-cell>
          <table:table-cell/>
          <table:table-cell office:value-type="string" calcext:value-type="string">
            <text:p>Lina</text:p>
          </table:table-cell>
          <table:table-cell office:value-type="float" office:value="445.02" calcext:value-type="float">
            <text:p>445.02</text:p>
          </table:table-cell>
          <table:table-cell office:value-type="float" office:value="547.39" calcext:value-type="float">
            <text:p>547.39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pectre</text:p>
          </table:table-cell>
          <table:table-cell office:value-type="float" office:value="470.3" calcext:value-type="float">
            <text:p>470.3</text:p>
          </table:table-cell>
          <table:table-cell office:value-type="float" office:value="581.94" calcext:value-type="float">
            <text:p>581.94</text:p>
          </table:table-cell>
          <table:table-cell/>
          <table:table-cell office:value-type="string" calcext:value-type="string">
            <text:p>Lion</text:p>
          </table:table-cell>
          <table:table-cell office:value-type="float" office:value="332.45" calcext:value-type="float">
            <text:p>332.45</text:p>
          </table:table-cell>
          <table:table-cell office:value-type="float" office:value="460.58" calcext:value-type="float">
            <text:p>460.58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pirit Breaker</text:p>
          </table:table-cell>
          <table:table-cell office:value-type="float" office:value="336.35" calcext:value-type="float">
            <text:p>336.35</text:p>
          </table:table-cell>
          <table:table-cell office:value-type="float" office:value="478.27" calcext:value-type="float">
            <text:p>478.27</text:p>
          </table:table-cell>
          <table:table-cell/>
          <table:table-cell office:value-type="string" calcext:value-type="string">
            <text:p>Lone Druid</text:p>
          </table:table-cell>
          <table:table-cell office:value-type="float" office:value="452.07" calcext:value-type="float">
            <text:p>452.07</text:p>
          </table:table-cell>
          <table:table-cell office:value-type="float" office:value="508.45" calcext:value-type="float">
            <text:p>508.4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torm Spirit</text:p>
          </table:table-cell>
          <table:table-cell office:value-type="float" office:value="474.56" calcext:value-type="float">
            <text:p>474.56</text:p>
          </table:table-cell>
          <table:table-cell office:value-type="float" office:value="603.63" calcext:value-type="float">
            <text:p>603.63</text:p>
          </table:table-cell>
          <table:table-cell/>
          <table:table-cell office:value-type="string" calcext:value-type="string">
            <text:p>Luna</text:p>
          </table:table-cell>
          <table:table-cell office:value-type="float" office:value="528.88" calcext:value-type="float">
            <text:p>528.88</text:p>
          </table:table-cell>
          <table:table-cell office:value-type="float" office:value="603.99" calcext:value-type="float">
            <text:p>603.99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ven</text:p>
          </table:table-cell>
          <table:table-cell office:value-type="float" office:value="480" calcext:value-type="float">
            <text:p>480</text:p>
          </table:table-cell>
          <table:table-cell office:value-type="float" office:value="572.93" calcext:value-type="float">
            <text:p>572.93</text:p>
          </table:table-cell>
          <table:table-cell/>
          <table:table-cell office:value-type="string" calcext:value-type="string">
            <text:p>Lycan</text:p>
          </table:table-cell>
          <table:table-cell office:value-type="float" office:value="431.76" calcext:value-type="float">
            <text:p>431.76</text:p>
          </table:table-cell>
          <table:table-cell office:value-type="float" office:value="497.73" calcext:value-type="float">
            <text:p>497.7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Templar Assassin</text:p>
          </table:table-cell>
          <table:table-cell office:value-type="float" office:value="490.04" calcext:value-type="float">
            <text:p>490.04</text:p>
          </table:table-cell>
          <table:table-cell office:value-type="float" office:value="602.55" calcext:value-type="float">
            <text:p>602.55</text:p>
          </table:table-cell>
          <table:table-cell/>
          <table:table-cell office:value-type="string" calcext:value-type="string">
            <text:p>Magnus</text:p>
          </table:table-cell>
          <table:table-cell office:value-type="float" office:value="362.36" calcext:value-type="float">
            <text:p>362.36</text:p>
          </table:table-cell>
          <table:table-cell office:value-type="float" office:value="500.01" calcext:value-type="float">
            <text:p>500.01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Terrorblade</text:p>
          </table:table-cell>
          <table:table-cell office:value-type="float" office:value="564.38" calcext:value-type="float">
            <text:p>564.38</text:p>
          </table:table-cell>
          <table:table-cell office:value-type="float" office:value="588.45" calcext:value-type="float">
            <text:p>588.45</text:p>
          </table:table-cell>
          <table:table-cell/>
          <table:table-cell office:value-type="string" calcext:value-type="string">
            <text:p>Medusa</text:p>
          </table:table-cell>
          <table:table-cell office:value-type="float" office:value="567.79" calcext:value-type="float">
            <text:p>567.79</text:p>
          </table:table-cell>
          <table:table-cell office:value-type="float" office:value="634.36" calcext:value-type="float">
            <text:p>634.36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Tinker</text:p>
          </table:table-cell>
          <table:table-cell office:value-type="float" office:value="494.35" calcext:value-type="float">
            <text:p>494.35</text:p>
          </table:table-cell>
          <table:table-cell office:value-type="float" office:value="610.07" calcext:value-type="float">
            <text:p>610.07</text:p>
          </table:table-cell>
          <table:table-cell/>
          <table:table-cell office:value-type="string" calcext:value-type="string">
            <text:p>Meepo</text:p>
          </table:table-cell>
          <table:table-cell office:value-type="float" office:value="568.2" calcext:value-type="float">
            <text:p>568.2</text:p>
          </table:table-cell>
          <table:table-cell office:value-type="float" office:value="656.6" calcext:value-type="float">
            <text:p>656.6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Tiny</text:p>
          </table:table-cell>
          <table:table-cell office:value-type="float" office:value="421.82" calcext:value-type="float">
            <text:p>421.82</text:p>
          </table:table-cell>
          <table:table-cell office:value-type="float" office:value="539.11" calcext:value-type="float">
            <text:p>539.11</text:p>
          </table:table-cell>
          <table:table-cell/>
          <table:table-cell office:value-type="string" calcext:value-type="string">
            <text:p>Mirana</text:p>
          </table:table-cell>
          <table:table-cell office:value-type="float" office:value="409.57" calcext:value-type="float">
            <text:p>409.57</text:p>
          </table:table-cell>
          <table:table-cell office:value-type="float" office:value="508.2" calcext:value-type="float">
            <text:p>508.2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Troll Warlord</text:p>
          </table:table-cell>
          <table:table-cell office:value-type="float" office:value="489.78" calcext:value-type="float">
            <text:p>489.78</text:p>
          </table:table-cell>
          <table:table-cell office:value-type="float" office:value="595.65" calcext:value-type="float">
            <text:p>595.65</text:p>
          </table:table-cell>
          <table:table-cell/>
          <table:table-cell office:value-type="string" calcext:value-type="string">
            <text:p>Monkey King</text:p>
          </table:table-cell>
          <table:table-cell office:value-type="float" office:value="456.1" calcext:value-type="float">
            <text:p>456.1</text:p>
          </table:table-cell>
          <table:table-cell office:value-type="float" office:value="554.67" calcext:value-type="float">
            <text:p>554.67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Ursa</text:p>
          </table:table-cell>
          <table:table-cell office:value-type="float" office:value="446.13" calcext:value-type="float">
            <text:p>446.13</text:p>
          </table:table-cell>
          <table:table-cell office:value-type="float" office:value="577.61" calcext:value-type="float">
            <text:p>577.61</text:p>
          </table:table-cell>
          <table:table-cell/>
          <table:table-cell office:value-type="string" calcext:value-type="string">
            <text:p>Morphling</text:p>
          </table:table-cell>
          <table:table-cell office:value-type="float" office:value="518.26" calcext:value-type="float">
            <text:p>518.26</text:p>
          </table:table-cell>
          <table:table-cell office:value-type="float" office:value="611.79" calcext:value-type="float">
            <text:p>611.79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Viper</text:p>
          </table:table-cell>
          <table:table-cell office:value-type="float" office:value="447.3" calcext:value-type="float">
            <text:p>447.3</text:p>
          </table:table-cell>
          <table:table-cell office:value-type="float" office:value="556.66" calcext:value-type="float">
            <text:p>556.66</text:p>
          </table:table-cell>
          <table:table-cell/>
          <table:table-cell office:value-type="string" calcext:value-type="string">
            <text:p>Naga Siren</text:p>
          </table:table-cell>
          <table:table-cell office:value-type="float" office:value="514.84" calcext:value-type="float">
            <text:p>514.84</text:p>
          </table:table-cell>
          <table:table-cell office:value-type="float" office:value="572.55" calcext:value-type="float">
            <text:p>572.5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Weaver</text:p>
          </table:table-cell>
          <table:table-cell office:value-type="float" office:value="445" calcext:value-type="float">
            <text:p>445</text:p>
          </table:table-cell>
          <table:table-cell office:value-type="float" office:value="631.1" calcext:value-type="float">
            <text:p>631.1</text:p>
          </table:table-cell>
          <table:table-cell/>
          <table:table-cell office:value-type="string" calcext:value-type="string">
            <text:p>Nature's Prophet</text:p>
          </table:table-cell>
          <table:table-cell office:value-type="float" office:value="538.09" calcext:value-type="float">
            <text:p>538.09</text:p>
          </table:table-cell>
          <table:table-cell office:value-type="float" office:value="506.59" calcext:value-type="float">
            <text:p>506.59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Windranger</text:p>
          </table:table-cell>
          <table:table-cell office:value-type="float" office:value="422.53" calcext:value-type="float">
            <text:p>422.53</text:p>
          </table:table-cell>
          <table:table-cell office:value-type="float" office:value="543.15" calcext:value-type="float">
            <text:p>543.15</text:p>
          </table:table-cell>
          <table:table-cell/>
          <table:table-cell office:value-type="string" calcext:value-type="string">
            <text:p>Necrophos</text:p>
          </table:table-cell>
          <table:table-cell office:value-type="float" office:value="416.85" calcext:value-type="float">
            <text:p>416.85</text:p>
          </table:table-cell>
          <table:table-cell office:value-type="float" office:value="529.41" calcext:value-type="float">
            <text:p>529.41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Wraith King</text:p>
          </table:table-cell>
          <table:table-cell office:value-type="float" office:value="454.23" calcext:value-type="float">
            <text:p>454.23</text:p>
          </table:table-cell>
          <table:table-cell office:value-type="float" office:value="549.14" calcext:value-type="float">
            <text:p>549.14</text:p>
          </table:table-cell>
          <table:table-cell/>
          <table:table-cell office:value-type="string" calcext:value-type="string">
            <text:p>Night Stalker</text:p>
          </table:table-cell>
          <table:table-cell office:value-type="float" office:value="392.38" calcext:value-type="float">
            <text:p>392.38</text:p>
          </table:table-cell>
          <table:table-cell office:value-type="float" office:value="520.84" calcext:value-type="float">
            <text:p>520.8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office:value-type="string" calcext:value-type="string">
            <text:p>Median</text:p>
          </table:table-cell>
          <table:table-cell table:style-name="ce3" table:formula="of:=MEDIAN([.F2:.F64])" office:value-type="float" office:value="461.41" calcext:value-type="float">
            <text:p>461.41</text:p>
          </table:table-cell>
          <table:table-cell table:style-name="ce3" table:formula="of:=MEDIAN([.G2:.G64])" office:value-type="float" office:value="567.24" calcext:value-type="float">
            <text:p>567.24</text:p>
          </table:table-cell>
          <table:table-cell/>
          <table:table-cell office:value-type="string" calcext:value-type="string">
            <text:p>Nyx Assassin</text:p>
          </table:table-cell>
          <table:table-cell office:value-type="float" office:value="350.7" calcext:value-type="float">
            <text:p>350.7</text:p>
          </table:table-cell>
          <table:table-cell office:value-type="float" office:value="480.76" calcext:value-type="float">
            <text:p>480.7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gre Magi</text:p>
          </table:table-cell>
          <table:table-cell office:value-type="float" office:value="362.07" calcext:value-type="float">
            <text:p>362.07</text:p>
          </table:table-cell>
          <table:table-cell office:value-type="float" office:value="448.89" calcext:value-type="float">
            <text:p>448.89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mniknight</text:p>
          </table:table-cell>
          <table:table-cell office:value-type="float" office:value="350.03" calcext:value-type="float">
            <text:p>350.03</text:p>
          </table:table-cell>
          <table:table-cell office:value-type="float" office:value="454.55" calcext:value-type="float">
            <text:p>454.5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racle</text:p>
          </table:table-cell>
          <table:table-cell office:value-type="float" office:value="314.78" calcext:value-type="float">
            <text:p>314.78</text:p>
          </table:table-cell>
          <table:table-cell office:value-type="float" office:value="455.07" calcext:value-type="float">
            <text:p>455.07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utworld Devourer</text:p>
          </table:table-cell>
          <table:table-cell office:value-type="float" office:value="476.29" calcext:value-type="float">
            <text:p>476.29</text:p>
          </table:table-cell>
          <table:table-cell office:value-type="float" office:value="585.42" calcext:value-type="float">
            <text:p>585.4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angolier</text:p>
          </table:table-cell>
          <table:table-cell office:value-type="float" office:value="448.12" calcext:value-type="float">
            <text:p>448.12</text:p>
          </table:table-cell>
          <table:table-cell office:value-type="float" office:value="560.44" calcext:value-type="float">
            <text:p>560.44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hantom Assassin</text:p>
          </table:table-cell>
          <table:table-cell office:value-type="float" office:value="518.14" calcext:value-type="float">
            <text:p>518.14</text:p>
          </table:table-cell>
          <table:table-cell office:value-type="float" office:value="616.17" calcext:value-type="float">
            <text:p>616.17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hantom Lancer</text:p>
          </table:table-cell>
          <table:table-cell office:value-type="float" office:value="471.93" calcext:value-type="float">
            <text:p>471.93</text:p>
          </table:table-cell>
          <table:table-cell office:value-type="float" office:value="566.26" calcext:value-type="float">
            <text:p>566.2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hoenix</text:p>
          </table:table-cell>
          <table:table-cell office:value-type="float" office:value="394.26" calcext:value-type="float">
            <text:p>394.26</text:p>
          </table:table-cell>
          <table:table-cell office:value-type="float" office:value="497.1" calcext:value-type="float">
            <text:p>497.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uck</text:p>
          </table:table-cell>
          <table:table-cell office:value-type="float" office:value="465.71" calcext:value-type="float">
            <text:p>465.71</text:p>
          </table:table-cell>
          <table:table-cell office:value-type="float" office:value="567.14" calcext:value-type="float">
            <text:p>567.14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udge</text:p>
          </table:table-cell>
          <table:table-cell office:value-type="float" office:value="363.4" calcext:value-type="float">
            <text:p>363.4</text:p>
          </table:table-cell>
          <table:table-cell office:value-type="float" office:value="515.79" calcext:value-type="float">
            <text:p>515.79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ugna</text:p>
          </table:table-cell>
          <table:table-cell office:value-type="float" office:value="407.2" calcext:value-type="float">
            <text:p>407.2</text:p>
          </table:table-cell>
          <table:table-cell office:value-type="float" office:value="502.86" calcext:value-type="float">
            <text:p>502.8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Queen of Pain</text:p>
          </table:table-cell>
          <table:table-cell office:value-type="float" office:value="455.24" calcext:value-type="float">
            <text:p>455.24</text:p>
          </table:table-cell>
          <table:table-cell office:value-type="float" office:value="574.09" calcext:value-type="float">
            <text:p>574.09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azor</text:p>
          </table:table-cell>
          <table:table-cell office:value-type="float" office:value="463.02" calcext:value-type="float">
            <text:p>463.02</text:p>
          </table:table-cell>
          <table:table-cell office:value-type="float" office:value="556.36" calcext:value-type="float">
            <text:p>556.3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iki</text:p>
          </table:table-cell>
          <table:table-cell office:value-type="float" office:value="377.34" calcext:value-type="float">
            <text:p>377.34</text:p>
          </table:table-cell>
          <table:table-cell office:value-type="float" office:value="536.26" calcext:value-type="float">
            <text:p>536.2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ubick</text:p>
          </table:table-cell>
          <table:table-cell office:value-type="float" office:value="334.07" calcext:value-type="float">
            <text:p>334.07</text:p>
          </table:table-cell>
          <table:table-cell office:value-type="float" office:value="450.58" calcext:value-type="float">
            <text:p>450.58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and King</text:p>
          </table:table-cell>
          <table:table-cell office:value-type="float" office:value="377.35" calcext:value-type="float">
            <text:p>377.35</text:p>
          </table:table-cell>
          <table:table-cell office:value-type="float" office:value="505.84" calcext:value-type="float">
            <text:p>505.84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hadow Demon</text:p>
          </table:table-cell>
          <table:table-cell office:value-type="float" office:value="307.87" calcext:value-type="float">
            <text:p>307.87</text:p>
          </table:table-cell>
          <table:table-cell office:value-type="float" office:value="461.33" calcext:value-type="float">
            <text:p>461.33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hadow Fiend</text:p>
          </table:table-cell>
          <table:table-cell office:value-type="float" office:value="529.78" calcext:value-type="float">
            <text:p>529.78</text:p>
          </table:table-cell>
          <table:table-cell office:value-type="float" office:value="624.62" calcext:value-type="float">
            <text:p>624.6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hadow Shaman</text:p>
          </table:table-cell>
          <table:table-cell office:value-type="float" office:value="328.21" calcext:value-type="float">
            <text:p>328.21</text:p>
          </table:table-cell>
          <table:table-cell office:value-type="float" office:value="431.91" calcext:value-type="float">
            <text:p>431.9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ilencer</text:p>
          </table:table-cell>
          <table:table-cell office:value-type="float" office:value="358.16" calcext:value-type="float">
            <text:p>358.16</text:p>
          </table:table-cell>
          <table:table-cell office:value-type="float" office:value="453.77" calcext:value-type="float">
            <text:p>453.77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kywrath Mage</text:p>
          </table:table-cell>
          <table:table-cell office:value-type="float" office:value="376.91" calcext:value-type="float">
            <text:p>376.91</text:p>
          </table:table-cell>
          <table:table-cell office:value-type="float" office:value="512.29" calcext:value-type="float">
            <text:p>512.29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lardar</text:p>
          </table:table-cell>
          <table:table-cell office:value-type="float" office:value="377.27" calcext:value-type="float">
            <text:p>377.27</text:p>
          </table:table-cell>
          <table:table-cell office:value-type="float" office:value="505.35" calcext:value-type="float">
            <text:p>505.3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lark</text:p>
          </table:table-cell>
          <table:table-cell office:value-type="float" office:value="486.3" calcext:value-type="float">
            <text:p>486.3</text:p>
          </table:table-cell>
          <table:table-cell office:value-type="float" office:value="611.21" calcext:value-type="float">
            <text:p>611.2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niper</text:p>
          </table:table-cell>
          <table:table-cell office:value-type="float" office:value="489.4" calcext:value-type="float">
            <text:p>489.4</text:p>
          </table:table-cell>
          <table:table-cell office:value-type="float" office:value="564.25" calcext:value-type="float">
            <text:p>564.2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pectre</text:p>
          </table:table-cell>
          <table:table-cell office:value-type="float" office:value="470.3" calcext:value-type="float">
            <text:p>470.3</text:p>
          </table:table-cell>
          <table:table-cell office:value-type="float" office:value="581.94" calcext:value-type="float">
            <text:p>581.94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pirit Breaker</text:p>
          </table:table-cell>
          <table:table-cell office:value-type="float" office:value="336.35" calcext:value-type="float">
            <text:p>336.35</text:p>
          </table:table-cell>
          <table:table-cell office:value-type="float" office:value="478.27" calcext:value-type="float">
            <text:p>478.27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torm Spirit</text:p>
          </table:table-cell>
          <table:table-cell office:value-type="float" office:value="474.56" calcext:value-type="float">
            <text:p>474.56</text:p>
          </table:table-cell>
          <table:table-cell office:value-type="float" office:value="603.63" calcext:value-type="float">
            <text:p>603.63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ven</text:p>
          </table:table-cell>
          <table:table-cell office:value-type="float" office:value="480" calcext:value-type="float">
            <text:p>480</text:p>
          </table:table-cell>
          <table:table-cell office:value-type="float" office:value="572.93" calcext:value-type="float">
            <text:p>572.93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echies</text:p>
          </table:table-cell>
          <table:table-cell office:value-type="float" office:value="410.42" calcext:value-type="float">
            <text:p>410.42</text:p>
          </table:table-cell>
          <table:table-cell office:value-type="float" office:value="460.81" calcext:value-type="float">
            <text:p>460.8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emplar Assassin</text:p>
          </table:table-cell>
          <table:table-cell office:value-type="float" office:value="490.04" calcext:value-type="float">
            <text:p>490.04</text:p>
          </table:table-cell>
          <table:table-cell office:value-type="float" office:value="602.55" calcext:value-type="float">
            <text:p>602.5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errorblade</text:p>
          </table:table-cell>
          <table:table-cell office:value-type="float" office:value="564.38" calcext:value-type="float">
            <text:p>564.38</text:p>
          </table:table-cell>
          <table:table-cell office:value-type="float" office:value="588.45" calcext:value-type="float">
            <text:p>588.4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idehunter</text:p>
          </table:table-cell>
          <table:table-cell office:value-type="float" office:value="395.86" calcext:value-type="float">
            <text:p>395.86</text:p>
          </table:table-cell>
          <table:table-cell office:value-type="float" office:value="551.86" calcext:value-type="float">
            <text:p>551.8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imbersaw</text:p>
          </table:table-cell>
          <table:table-cell office:value-type="float" office:value="420.86" calcext:value-type="float">
            <text:p>420.86</text:p>
          </table:table-cell>
          <table:table-cell office:value-type="float" office:value="573.31" calcext:value-type="float">
            <text:p>573.3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inker</text:p>
          </table:table-cell>
          <table:table-cell office:value-type="float" office:value="494.35" calcext:value-type="float">
            <text:p>494.35</text:p>
          </table:table-cell>
          <table:table-cell office:value-type="float" office:value="610.07" calcext:value-type="float">
            <text:p>610.07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iny</text:p>
          </table:table-cell>
          <table:table-cell office:value-type="float" office:value="421.82" calcext:value-type="float">
            <text:p>421.82</text:p>
          </table:table-cell>
          <table:table-cell office:value-type="float" office:value="539.11" calcext:value-type="float">
            <text:p>539.1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reant Protector</text:p>
          </table:table-cell>
          <table:table-cell office:value-type="float" office:value="291.91" calcext:value-type="float">
            <text:p>291.91</text:p>
          </table:table-cell>
          <table:table-cell office:value-type="float" office:value="413.02" calcext:value-type="float">
            <text:p>413.0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roll Warlord</text:p>
          </table:table-cell>
          <table:table-cell office:value-type="float" office:value="489.78" calcext:value-type="float">
            <text:p>489.78</text:p>
          </table:table-cell>
          <table:table-cell office:value-type="float" office:value="595.65" calcext:value-type="float">
            <text:p>595.6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usk</text:p>
          </table:table-cell>
          <table:table-cell office:value-type="float" office:value="358.6" calcext:value-type="float">
            <text:p>358.6</text:p>
          </table:table-cell>
          <table:table-cell office:value-type="float" office:value="484.02" calcext:value-type="float">
            <text:p>484.0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Underlord</text:p>
          </table:table-cell>
          <table:table-cell office:value-type="float" office:value="414.03" calcext:value-type="float">
            <text:p>414.03</text:p>
          </table:table-cell>
          <table:table-cell office:value-type="float" office:value="510.78" calcext:value-type="float">
            <text:p>510.78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Undying</text:p>
          </table:table-cell>
          <table:table-cell office:value-type="float" office:value="324.92" calcext:value-type="float">
            <text:p>324.92</text:p>
          </table:table-cell>
          <table:table-cell office:value-type="float" office:value="437.14" calcext:value-type="float">
            <text:p>437.14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Ursa</text:p>
          </table:table-cell>
          <table:table-cell office:value-type="float" office:value="446.13" calcext:value-type="float">
            <text:p>446.13</text:p>
          </table:table-cell>
          <table:table-cell office:value-type="float" office:value="577.61" calcext:value-type="float">
            <text:p>577.6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Vengeful Spirit</text:p>
          </table:table-cell>
          <table:table-cell office:value-type="float" office:value="331" calcext:value-type="float">
            <text:p>331</text:p>
          </table:table-cell>
          <table:table-cell office:value-type="float" office:value="443.72" calcext:value-type="float">
            <text:p>443.7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Venomancer</text:p>
          </table:table-cell>
          <table:table-cell office:value-type="float" office:value="416.35" calcext:value-type="float">
            <text:p>416.35</text:p>
          </table:table-cell>
          <table:table-cell office:value-type="float" office:value="465.46" calcext:value-type="float">
            <text:p>465.4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Viper</text:p>
          </table:table-cell>
          <table:table-cell office:value-type="float" office:value="447.3" calcext:value-type="float">
            <text:p>447.3</text:p>
          </table:table-cell>
          <table:table-cell office:value-type="float" office:value="556.66" calcext:value-type="float">
            <text:p>556.6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Visage</text:p>
          </table:table-cell>
          <table:table-cell office:value-type="float" office:value="426.91" calcext:value-type="float">
            <text:p>426.91</text:p>
          </table:table-cell>
          <table:table-cell office:value-type="float" office:value="544.51" calcext:value-type="float">
            <text:p>544.5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Warlock</text:p>
          </table:table-cell>
          <table:table-cell office:value-type="float" office:value="330.83" calcext:value-type="float">
            <text:p>330.83</text:p>
          </table:table-cell>
          <table:table-cell office:value-type="float" office:value="450.26" calcext:value-type="float">
            <text:p>450.2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Weaver</text:p>
          </table:table-cell>
          <table:table-cell office:value-type="float" office:value="445" calcext:value-type="float">
            <text:p>445</text:p>
          </table:table-cell>
          <table:table-cell office:value-type="float" office:value="631.1" calcext:value-type="float">
            <text:p>631.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Windranger</text:p>
          </table:table-cell>
          <table:table-cell office:value-type="float" office:value="422.53" calcext:value-type="float">
            <text:p>422.53</text:p>
          </table:table-cell>
          <table:table-cell office:value-type="float" office:value="543.15" calcext:value-type="float">
            <text:p>543.1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Winter Wyvern</text:p>
          </table:table-cell>
          <table:table-cell office:value-type="float" office:value="350.89" calcext:value-type="float">
            <text:p>350.89</text:p>
          </table:table-cell>
          <table:table-cell office:value-type="float" office:value="443.02" calcext:value-type="float">
            <text:p>443.0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Witch Doctor</text:p>
          </table:table-cell>
          <table:table-cell office:value-type="float" office:value="328.48" calcext:value-type="float">
            <text:p>328.48</text:p>
          </table:table-cell>
          <table:table-cell office:value-type="float" office:value="424.16" calcext:value-type="float">
            <text:p>424.1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Wraith King</text:p>
          </table:table-cell>
          <table:table-cell office:value-type="float" office:value="454.23" calcext:value-type="float">
            <text:p>454.23</text:p>
          </table:table-cell>
          <table:table-cell office:value-type="float" office:value="549.14" calcext:value-type="float">
            <text:p>549.14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Zeus</text:p>
          </table:table-cell>
          <table:table-cell office:value-type="float" office:value="407.54" calcext:value-type="float">
            <text:p>407.54</text:p>
          </table:table-cell>
          <table:table-cell office:value-type="float" office:value="580.74" calcext:value-type="float">
            <text:p>580.74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" office:value-type="string" calcext:value-type="string">
            <text:p>Median</text:p>
          </table:table-cell>
          <table:table-cell table:style-name="ce3" table:formula="of:=MEDIAN([.J1:.J117])" office:value-type="float" office:value="418.07" calcext:value-type="float">
            <text:p>418.07</text:p>
          </table:table-cell>
          <table:table-cell table:style-name="ce3" table:formula="of:=MEDIAN([.K1:.K117])" office:value-type="float" office:value="533.76" calcext:value-type="float">
            <text:p>533.76</text:p>
          </table:table-cell>
          <table:table-cell table:number-columns-repeated="101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GPM XPM'.E2:'GPM XPM'.E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3:01:45.588344711</meta:creation-date>
    <dc:date>2019-01-22T13:29:30.018930169</dc:date>
    <meta:editing-duration>PT4M13S</meta:editing-duration>
    <meta:editing-cycles>1</meta:editing-cycles>
    <meta:generator>LibreOffice/6.1.3.2$Linux_X86_64 LibreOffice_project/10$Build-2</meta:generator>
    <meta:document-statistic meta:table-count="1" meta:cell-count="685" meta:object-count="0"/>
  </office:meta>
</office:document-meta>
</file>